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1">
            <text:p>NI NI 1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3" table:style-name="ce1"/>
          <table:table-cell office:value-type="string" table:style-name="ce1">
            <text:p>NI NI 1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STEP 100</text:p>
          </table:table-cell>
          <table:table-cell office:value-type="float" office:value="1.8622209999999999" table:style-name="ce1">
            <text:p>1,862221</text:p>
          </table:table-cell>
          <table:table-cell office:value-type="float" office:value="1.121726" table:style-name="ce1">
            <text:p>1,121726</text:p>
          </table:table-cell>
          <table:table-cell office:value-type="float" office:value="1.0048699999999999" table:style-name="ce2">
            <text:p>1,00487</text:p>
          </table:table-cell>
          <table:table-cell office:value-type="float" office:value="1.014615" table:style-name="ce2">
            <text:p>1,014615</text:p>
          </table:table-cell>
          <table:table-cell office:value-type="float" office:value="1.1144970000000001" table:style-name="ce2">
            <text:p>1,114497</text:p>
          </table:table-cell>
          <table:table-cell table:style-name="ce2"/>
          <table:table-cell table:number-columns-repeated="2" table:style-name="ce1"/>
          <table:table-cell office:value-type="string" table:style-name="ce1">
            <text:p>NSTEP 100</text:p>
          </table:table-cell>
          <table:table-cell table:style-name="ce1"/>
          <table:table-cell office:value-type="float" office:value="1.2885139999999999" table:style-name="ce2">
            <text:p>1,288514</text:p>
          </table:table-cell>
          <table:table-cell office:value-type="float" office:value="1.210569" table:style-name="ce2">
            <text:p>1,210569</text:p>
          </table:table-cell>
          <table:table-cell office:value-type="float" office:value="1.1478330000000001" table:style-name="ce2">
            <text:p>1,147833</text:p>
          </table:table-cell>
          <table:table-cell office:value-type="float" office:value="1.223938" table:style-name="ce2">
            <text:p>1,223938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4 thread</text:p>
          </table:table-cell>
          <table:table-cell office:value-type="float" office:value="1.8429120000000001" table:style-name="ce1">
            <text:p>1,842912</text:p>
          </table:table-cell>
          <table:table-cell office:value-type="float" office:value="1.1277079999999999" table:style-name="ce1">
            <text:p>1,127708</text:p>
          </table:table-cell>
          <table:table-cell office:value-type="float" office:value="1.018686" table:style-name="ce2">
            <text:p>1,018686</text:p>
          </table:table-cell>
          <table:table-cell office:value-type="float" office:value="1.0051969999999999" table:style-name="ce2">
            <text:p>1,005197</text:p>
          </table:table-cell>
          <table:table-cell office:value-type="float" office:value="1.1144970000000001" table:style-name="ce2">
            <text:p>1,114497</text:p>
          </table:table-cell>
          <table:table-cell table:style-name="ce2"/>
          <table:table-cell table:number-columns-repeated="2" table:style-name="ce1"/>
          <table:table-cell office:value-type="string" table:style-name="ce1">
            <text:p>2 thread</text:p>
          </table:table-cell>
          <table:table-cell table:style-name="ce1"/>
          <table:table-cell office:value-type="float" office:value="1.286451" table:style-name="ce2">
            <text:p>1,286451</text:p>
          </table:table-cell>
          <table:table-cell office:value-type="float" office:value="1.187907" table:style-name="ce2">
            <text:p>1,187907</text:p>
          </table:table-cell>
          <table:table-cell office:value-type="float" office:value="1.2181379999999999" table:style-name="ce2">
            <text:p>1,218138</text:p>
          </table:table-cell>
          <table:table-cell office:value-type="float" office:value="1.184069" table:style-name="ce2">
            <text:p>1,184069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/>
          <table:table-cell office:value-type="float" office:value="1.8405199999999999" table:style-name="ce1">
            <text:p>1,84052</text:p>
          </table:table-cell>
          <table:table-cell office:value-type="float" office:value="1.1118969999999999" table:style-name="ce1">
            <text:p>1,111897</text:p>
          </table:table-cell>
          <table:table-cell office:value-type="float" office:value="1.01451" table:style-name="ce2">
            <text:p>1,01451</text:p>
          </table:table-cell>
          <table:table-cell office:value-type="float" office:value="1.0292030000000001" table:style-name="ce2">
            <text:p>1,029203</text:p>
          </table:table-cell>
          <table:table-cell office:value-type="float" office:value="1.156334" table:style-name="ce2">
            <text:p>1,156334</text:p>
          </table:table-cell>
          <table:table-cell table:style-name="ce2"/>
          <table:table-cell table:number-columns-repeated="4" table:style-name="ce1"/>
          <table:table-cell office:value-type="float" office:value="1.1480680000000001" table:style-name="ce2">
            <text:p>1,148068</text:p>
          </table:table-cell>
          <table:table-cell office:value-type="float" office:value="1.193899" table:style-name="ce2">
            <text:p>1,193899</text:p>
          </table:table-cell>
          <table:table-cell office:value-type="float" office:value="1.2050339999999999" table:style-name="ce2">
            <text:p>1,205034</text:p>
          </table:table-cell>
          <table:table-cell office:value-type="float" office:value="1.20116" table:style-name="ce2">
            <text:p>1,20116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/>
          <table:table-cell office:value-type="float" office:value="1.8475269999999999" table:style-name="ce1">
            <text:p>1,847527</text:p>
          </table:table-cell>
          <table:table-cell office:value-type="float" office:value="1.1110770000000001" table:style-name="ce1">
            <text:p>1,111077</text:p>
          </table:table-cell>
          <table:table-cell office:value-type="float" office:value="1.0087839999999999" table:style-name="ce2">
            <text:p>1,008784</text:p>
          </table:table-cell>
          <table:table-cell office:value-type="float" office:value="1.0201210000000001" table:style-name="ce2">
            <text:p>1,020121</text:p>
          </table:table-cell>
          <table:table-cell office:value-type="float" office:value="1.16099" table:style-name="ce2">
            <text:p>1,16099</text:p>
          </table:table-cell>
          <table:table-cell table:style-name="ce2"/>
          <table:table-cell table:number-columns-repeated="4" table:style-name="ce1"/>
          <table:table-cell office:value-type="float" office:value="1.2464280000000001" table:style-name="ce2">
            <text:p>1,246428</text:p>
          </table:table-cell>
          <table:table-cell office:value-type="float" office:value="1.143327" table:style-name="ce2">
            <text:p>1,143327</text:p>
          </table:table-cell>
          <table:table-cell office:value-type="float" office:value="1.2093860000000001" table:style-name="ce2">
            <text:p>1,209386</text:p>
          </table:table-cell>
          <table:table-cell office:value-type="float" office:value="1.2044029999999999" table:style-name="ce2">
            <text:p>1,204403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/>
          <table:table-cell office:value-type="float" office:value="1.841701" table:style-name="ce1">
            <text:p>1,841701</text:p>
          </table:table-cell>
          <table:table-cell office:value-type="float" office:value="1.0955699999999999" table:style-name="ce1">
            <text:p>1,09557</text:p>
          </table:table-cell>
          <table:table-cell office:value-type="float" office:value="1.021927" table:style-name="ce2">
            <text:p>1,021927</text:p>
          </table:table-cell>
          <table:table-cell office:value-type="float" office:value="1.0092399999999999" table:style-name="ce2">
            <text:p>1,00924</text:p>
          </table:table-cell>
          <table:table-cell office:value-type="float" office:value="1.1804460000000001" table:style-name="ce2">
            <text:p>1,180446</text:p>
          </table:table-cell>
          <table:table-cell table:style-name="ce2"/>
          <table:table-cell table:number-columns-repeated="4" table:style-name="ce1"/>
          <table:table-cell office:value-type="float" office:value="1.265617" table:style-name="ce2">
            <text:p>1,265617</text:p>
          </table:table-cell>
          <table:table-cell office:value-type="float" office:value="1.1774100000000001" table:style-name="ce2">
            <text:p>1,17741</text:p>
          </table:table-cell>
          <table:table-cell office:value-type="float" office:value="1.189535" table:style-name="ce2">
            <text:p>1,189535</text:p>
          </table:table-cell>
          <table:table-cell office:value-type="float" office:value="1.2055739999999999" table:style-name="ce2">
            <text:p>1,205574</text:p>
          </table:table-cell>
          <table:table-cell table:number-columns-repeated="16369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.8469761999999998" table:formula="msoxl:=AVERAGE(B2:B6)" table:style-name="ce1">
            <text:p>1,8469762</text:p>
          </table:table-cell>
          <table:table-cell office:value-type="float" office:value="1.1135956" table:formula="msoxl:=AVERAGE(C2:C6)" table:style-name="ce1">
            <text:p>1,1135956</text:p>
          </table:table-cell>
          <table:table-cell office:value-type="float" office:value="1.0137554" table:formula="msoxl:=AVERAGE(D2:D6)" table:style-name="ce1">
            <text:p>1,0137554</text:p>
          </table:table-cell>
          <table:table-cell office:value-type="float" office:value="1.0156752" table:formula="msoxl:=AVERAGE(E2:E6)" table:style-name="ce1">
            <text:p>1,0156752</text:p>
          </table:table-cell>
          <table:table-cell office:value-type="float" office:value="1.1453527999999999" table:formula="msoxl:=AVERAGE(F2:F6)" table:style-name="ce1">
            <text:p>1,1453528</text:p>
          </table:table-cell>
          <table:table-cell table:number-columns-repeated="5" table:style-name="ce1"/>
          <table:table-cell office:value-type="float" office:value="1.2470155999999999" table:formula="msoxl:=AVERAGE(L2:L6)" table:style-name="ce1">
            <text:p>1,2470156</text:p>
          </table:table-cell>
          <table:table-cell office:value-type="float" office:value="1.1826224000000001" table:formula="msoxl:=AVERAGE(M2:M6)" table:style-name="ce1">
            <text:p>1,1826224</text:p>
          </table:table-cell>
          <table:table-cell office:value-type="float" office:value="1.1939852" table:formula="msoxl:=AVERAGE(N2:N6)" table:style-name="ce1">
            <text:p>1,1939852</text:p>
          </table:table-cell>
          <table:table-cell office:value-type="float" office:value="1.2038288000000001" table:formula="msoxl:=AVERAGE(O2:O6)" table:style-name="ce1">
            <text:p>1,2038288</text:p>
          </table:table-cell>
          <table:table-cell office:value-type="float" office:value="0" table:formula="msoxl:=AVERAGE(P2:P6)" table:style-name="ce1">
            <text:p>#DIV/0!</text:p>
          </table:table-cell>
          <table:table-cell table:number-columns-repeated="16368"/>
        </table:table-row>
        <table:table-row table:style-name="ro1">
          <table:table-cell table:number-columns-repeated="3" table:style-name="ce1"/>
          <table:table-cell table:style-name="ce2"/>
          <table:table-cell table:number-columns-repeated="9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Speedup</text:p>
          </table:table-cell>
          <table:table-cell office:value-type="float" office:value="1.6585699512462153" table:formula="msoxl:=$B8/C8" table:style-name="ce4">
            <text:p>1,66</text:p>
          </table:table-cell>
          <table:table-cell office:value-type="float" office:value="1.8219150299963875" table:formula="msoxl:=$B8/D8" table:style-name="ce4">
            <text:p>1,82</text:p>
          </table:table-cell>
          <table:table-cell office:value-type="float" office:value="1.8184712986986389" table:formula="msoxl:=$B8/E8" table:style-name="ce4">
            <text:p>1,82</text:p>
          </table:table-cell>
          <table:table-cell office:value-type="float" office:value="1.6125827779877082" table:formula="msoxl:=$B8/F8" table:style-name="ce4">
            <text:p>1,61</text:p>
          </table:table-cell>
          <table:table-cell table:number-columns-repeated="4" table:style-name="ce1"/>
          <table:table-cell office:value-type="string" table:style-name="ce1">
            <text:p>Speedup</text:p>
          </table:table-cell>
          <table:table-cell office:value-type="float" office:value="1.4811171568342849" table:formula="msoxl:=$B8/L8" table:style-name="ce4">
            <text:p>1,48</text:p>
          </table:table-cell>
          <table:table-cell office:value-type="float" office:value="1.5617632475082492" table:formula="msoxl:=$B8/M8" table:style-name="ce4">
            <text:p>1,56</text:p>
          </table:table-cell>
          <table:table-cell office:value-type="float" office:value="1.5469004138409754" table:formula="msoxl:=$B8/N8" table:style-name="ce4">
            <text:p>1,55</text:p>
          </table:table-cell>
          <table:table-cell office:value-type="float" office:value="1.5342515480606542" table:formula="msoxl:=$B8/O8" table:style-name="ce4">
            <text:p>1,53</text:p>
          </table:table-cell>
          <table:table-cell table:number-columns-repeated="16369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NI NJ 1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3" table:style-name="ce1"/>
          <table:table-cell office:value-type="string" table:style-name="ce3">
            <text:p>NI NJ 1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STEP 1000</text:p>
          </table:table-cell>
          <table:table-cell office:value-type="float" office:value="16.142413999999999" table:style-name="ce2">
            <text:p>16,142414</text:p>
          </table:table-cell>
          <table:table-cell office:value-type="float" office:value="9.0411730000000006" table:style-name="ce2">
            <text:p>9,041173</text:p>
          </table:table-cell>
          <table:table-cell office:value-type="float" office:value="7.9772189999999998" table:style-name="ce2">
            <text:p>7,977219</text:p>
          </table:table-cell>
          <table:table-cell office:value-type="float" office:value="8.0353290000000008" table:style-name="ce2">
            <text:p>8,035329</text:p>
          </table:table-cell>
          <table:table-cell office:value-type="float" office:value="9.3729130000000005" table:style-name="ce2">
            <text:p>9,372913</text:p>
          </table:table-cell>
          <table:table-cell table:style-name="ce2"/>
          <table:table-cell table:number-columns-repeated="2" table:style-name="ce1"/>
          <table:table-cell office:value-type="string" table:style-name="ce1">
            <text:p>NSTEP 1000</text:p>
          </table:table-cell>
          <table:table-cell table:style-name="ce1"/>
          <table:table-cell office:value-type="float" office:value="9.4453759999999996" table:style-name="ce2">
            <text:p>9,445376</text:p>
          </table:table-cell>
          <table:table-cell office:value-type="float" office:value="8.8519229999999993" table:style-name="ce2">
            <text:p>8,851923</text:p>
          </table:table-cell>
          <table:table-cell office:value-type="float" office:value="8.8333709999999996" table:style-name="ce2">
            <text:p>8,833371</text:p>
          </table:table-cell>
          <table:table-cell office:value-type="float" office:value="8.8136690000000009" table:style-name="ce2">
            <text:p>8,81366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 thread</text:p>
          </table:table-cell>
          <table:table-cell office:value-type="float" office:value="16.127832999999999" table:style-name="ce2">
            <text:p>16,127833</text:p>
          </table:table-cell>
          <table:table-cell office:value-type="float" office:value="9.0144009999999994" table:style-name="ce2">
            <text:p>9,014401</text:p>
          </table:table-cell>
          <table:table-cell office:value-type="float" office:value="8.0023429999999998" table:style-name="ce2">
            <text:p>8,002343</text:p>
          </table:table-cell>
          <table:table-cell office:value-type="float" office:value="8.1644179999999995" table:style-name="ce2">
            <text:p>8,164418</text:p>
          </table:table-cell>
          <table:table-cell office:value-type="float" office:value="9.4205850000000009" table:style-name="ce2">
            <text:p>9,420585</text:p>
          </table:table-cell>
          <table:table-cell table:style-name="ce2"/>
          <table:table-cell table:number-columns-repeated="2" table:style-name="ce1"/>
          <table:table-cell office:value-type="string" table:style-name="ce1">
            <text:p>2 thread</text:p>
          </table:table-cell>
          <table:table-cell table:style-name="ce1"/>
          <table:table-cell office:value-type="float" office:value="10.847835999999999" table:style-name="ce2">
            <text:p>10,847836</text:p>
          </table:table-cell>
          <table:table-cell office:value-type="float" office:value="8.899877" table:style-name="ce2">
            <text:p>8,899877</text:p>
          </table:table-cell>
          <table:table-cell office:value-type="float" office:value="8.7860619999999994" table:style-name="ce2">
            <text:p>8,786062</text:p>
          </table:table-cell>
          <table:table-cell office:value-type="float" office:value="8.7641770000000001" table:style-name="ce2">
            <text:p>8,76417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6.120277999999999" table:style-name="ce2">
            <text:p>16,120278</text:p>
          </table:table-cell>
          <table:table-cell office:value-type="float" office:value="9.0372660000000007" table:style-name="ce2">
            <text:p>9,037266</text:p>
          </table:table-cell>
          <table:table-cell office:value-type="float" office:value="7.9600799999999996" table:style-name="ce2">
            <text:p>7,96008</text:p>
          </table:table-cell>
          <table:table-cell office:value-type="float" office:value="8.0078189999999996" table:style-name="ce2">
            <text:p>8,007819</text:p>
          </table:table-cell>
          <table:table-cell office:value-type="float" office:value="9.2984980000000004" table:style-name="ce2">
            <text:p>9,298498</text:p>
          </table:table-cell>
          <table:table-cell table:style-name="ce2"/>
          <table:table-cell table:number-columns-repeated="4" table:style-name="ce1"/>
          <table:table-cell office:value-type="float" office:value="9.4404610000000009" table:style-name="ce2">
            <text:p>9,440461</text:p>
          </table:table-cell>
          <table:table-cell office:value-type="float" office:value="8.9132750000000005" table:style-name="ce2">
            <text:p>8,913275</text:p>
          </table:table-cell>
          <table:table-cell office:value-type="float" office:value="8.7049579999999995" table:style-name="ce2">
            <text:p>8,704958</text:p>
          </table:table-cell>
          <table:table-cell office:value-type="float" office:value="8.8009699999999995" table:style-name="ce2">
            <text:p>8,8009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6.173209" table:style-name="ce2">
            <text:p>16,173209</text:p>
          </table:table-cell>
          <table:table-cell office:value-type="float" office:value="9.0905199999999997" table:style-name="ce2">
            <text:p>9,09052</text:p>
          </table:table-cell>
          <table:table-cell office:value-type="float" office:value="8.1042280000000009" table:style-name="ce2">
            <text:p>8,104228</text:p>
          </table:table-cell>
          <table:table-cell office:value-type="float" office:value="8.0722799999999992" table:style-name="ce2">
            <text:p>8,07228</text:p>
          </table:table-cell>
          <table:table-cell office:value-type="float" office:value="9.281765" table:style-name="ce2">
            <text:p>9,281765</text:p>
          </table:table-cell>
          <table:table-cell table:style-name="ce2"/>
          <table:table-cell table:number-columns-repeated="4" table:style-name="ce1"/>
          <table:table-cell office:value-type="float" office:value="9.5028570000000006" table:style-name="ce2">
            <text:p>9,502857</text:p>
          </table:table-cell>
          <table:table-cell office:value-type="float" office:value="8.8141280000000002" table:style-name="ce2">
            <text:p>8,814128</text:p>
          </table:table-cell>
          <table:table-cell office:value-type="float" office:value="8.8372299999999999" table:style-name="ce2">
            <text:p>8,83723</text:p>
          </table:table-cell>
          <table:table-cell office:value-type="float" office:value="8.8105840000000004" table:style-name="ce2">
            <text:p>8,810584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6.085788000000001" table:style-name="ce2">
            <text:p>16,085788</text:p>
          </table:table-cell>
          <table:table-cell office:value-type="float" office:value="9.1884160000000001" table:style-name="ce2">
            <text:p>9,188416</text:p>
          </table:table-cell>
          <table:table-cell office:value-type="float" office:value="8.0995899999999992" table:style-name="ce2">
            <text:p>8,09959</text:p>
          </table:table-cell>
          <table:table-cell office:value-type="float" office:value="8.2332479999999997" table:style-name="ce2">
            <text:p>8,233248</text:p>
          </table:table-cell>
          <table:table-cell office:value-type="float" office:value="9.3239629999999991" table:style-name="ce2">
            <text:p>9,323963</text:p>
          </table:table-cell>
          <table:table-cell table:style-name="ce2"/>
          <table:table-cell table:number-columns-repeated="4" table:style-name="ce1"/>
          <table:table-cell office:value-type="float" office:value="9.4892760000000003" table:style-name="ce2">
            <text:p>9,489276</text:p>
          </table:table-cell>
          <table:table-cell office:value-type="float" office:value="8.7710310000000007" table:style-name="ce2">
            <text:p>8,771031</text:p>
          </table:table-cell>
          <table:table-cell office:value-type="float" office:value="8.8840979999999998" table:style-name="ce2">
            <text:p>8,884098</text:p>
          </table:table-cell>
          <table:table-cell office:value-type="float" office:value="8.8591899999999999" table:style-name="ce2">
            <text:p>8,859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6.129904399999997" table:formula="msoxl:=AVERAGE(B13:B17)" table:style-name="ce1">
            <text:p>16,1299044</text:p>
          </table:table-cell>
          <table:table-cell office:value-type="float" office:value="9.0743551999999994" table:formula="msoxl:=AVERAGE(C13:C17)" table:style-name="ce1">
            <text:p>9,0743552</text:p>
          </table:table-cell>
          <table:table-cell office:value-type="float" office:value="8.0286919999999995" table:formula="msoxl:=AVERAGE(D13:D17)" table:style-name="ce1">
            <text:p>8,028692</text:p>
          </table:table-cell>
          <table:table-cell office:value-type="float" office:value="8.1026187999999983" table:formula="msoxl:=AVERAGE(E13:E17)" table:style-name="ce1">
            <text:p>8,1026188</text:p>
          </table:table-cell>
          <table:table-cell office:value-type="float" office:value="9.3395448000000005" table:formula="msoxl:=AVERAGE(F13:F17)" table:style-name="ce1">
            <text:p>9,3395448</text:p>
          </table:table-cell>
          <table:table-cell table:number-columns-repeated="5" table:style-name="ce1"/>
          <table:table-cell office:value-type="float" office:value="9.7451611999999983" table:formula="msoxl:=AVERAGE(L13:L17)" table:style-name="ce1">
            <text:p>9,7451612</text:p>
          </table:table-cell>
          <table:table-cell office:value-type="float" office:value="8.8500467999999994" table:formula="msoxl:=AVERAGE(M13:M17)" table:style-name="ce1">
            <text:p>8,8500468</text:p>
          </table:table-cell>
          <table:table-cell office:value-type="float" office:value="8.8091437999999993" table:formula="msoxl:=AVERAGE(N13:N17)" table:style-name="ce1">
            <text:p>8,8091438</text:p>
          </table:table-cell>
          <table:table-cell office:value-type="float" office:value="8.8097180000000002" table:formula="msoxl:=AVERAGE(O13:O17)" table:style-name="ce1">
            <text:p>8,809718</text:p>
          </table:table-cell>
          <table:table-cell office:value-type="float" office:value="0" table:formula="msoxl:=AVERAGE(P13:P17)" table:style-name="ce1">
            <text:p>#DIV/0!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Speedup</text:p>
          </table:table-cell>
          <table:table-cell office:value-type="float" office:value="1.7775262312852818" table:formula="msoxl:=$B19/C19" table:style-name="ce4">
            <text:p>1,78</text:p>
          </table:table-cell>
          <table:table-cell office:value-type="float" office:value="2.0090326543850479" table:formula="msoxl:=$B19/D19" table:style-name="ce4">
            <text:p>2,01</text:p>
          </table:table-cell>
          <table:table-cell office:value-type="float" office:value="1.9907026108645269" table:formula="msoxl:=$B19/E19" table:style-name="ce4">
            <text:p>1,99</text:p>
          </table:table-cell>
          <table:table-cell office:value-type="float" office:value="1.7270546633065025" table:formula="msoxl:=$B19/F19" table:style-name="ce4">
            <text:p>1,73</text:p>
          </table:table-cell>
          <table:table-cell table:number-columns-repeated="4" table:style-name="ce1"/>
          <table:table-cell office:value-type="string" table:style-name="ce1">
            <text:p>Speedup</text:p>
          </table:table-cell>
          <table:table-cell office:value-type="float" office:value="1.6551706091839713" table:formula="msoxl:=$B19/L19" table:style-name="ce4">
            <text:p>1,66</text:p>
          </table:table-cell>
          <table:table-cell office:value-type="float" office:value="1.8225784297547443" table:formula="msoxl:=$B19/M19" table:style-name="ce4">
            <text:p>1,82</text:p>
          </table:table-cell>
          <table:table-cell office:value-type="float" office:value="1.8310411052660984" table:formula="msoxl:=$B19/N19" table:style-name="ce4">
            <text:p>1,83</text:p>
          </table:table-cell>
          <table:table-cell office:value-type="float" office:value="1.8309217616273299" table:formula="msoxl:=$B19/O19" table:style-name="ce4">
            <text:p>1,8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 NJ 1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3" table:style-name="ce1"/>
          <table:table-cell office:value-type="string" table:style-name="ce1">
            <text:p>NI NJ 1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STEP 10000</text:p>
          </table:table-cell>
          <table:table-cell office:value-type="float" office:value="153.648911" table:style-name="ce2">
            <text:p>153,648911</text:p>
          </table:table-cell>
          <table:table-cell office:value-type="float" office:value="87.008154000000005" table:style-name="ce2">
            <text:p>87,008154</text:p>
          </table:table-cell>
          <table:table-cell office:value-type="float" office:value="76.538560000000004" table:style-name="ce2">
            <text:p>76,53856</text:p>
          </table:table-cell>
          <table:table-cell office:value-type="float" office:value="77.191018999999997" table:style-name="ce2">
            <text:p>77,191019</text:p>
          </table:table-cell>
          <table:table-cell office:value-type="float" office:value="89.120774999999995" table:style-name="ce2">
            <text:p>89,120775</text:p>
          </table:table-cell>
          <table:table-cell table:style-name="ce2"/>
          <table:table-cell table:number-columns-repeated="2" table:style-name="ce1"/>
          <table:table-cell office:value-type="string" table:style-name="ce1">
            <text:p>NSTEP 10000</text:p>
          </table:table-cell>
          <table:table-cell table:style-name="ce1"/>
          <table:table-cell office:value-type="float" office:value="87.556572000000003" table:style-name="ce2">
            <text:p>87,556572</text:p>
          </table:table-cell>
          <table:table-cell office:value-type="float" office:value="82.556925000000007" table:style-name="ce2">
            <text:p>82,556925</text:p>
          </table:table-cell>
          <table:table-cell office:value-type="float" office:value="82.441300999999996" table:style-name="ce2">
            <text:p>82,441301</text:p>
          </table:table-cell>
          <table:table-cell office:value-type="float" office:value="82.520255000000006" table:style-name="ce2">
            <text:p>82,52025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 thread</text:p>
          </table:table-cell>
          <table:table-cell office:value-type="float" office:value="153.50155100000001" table:style-name="ce2">
            <text:p>153,501551</text:p>
          </table:table-cell>
          <table:table-cell office:value-type="float" office:value="87.171308999999994" table:style-name="ce2">
            <text:p>87,171309</text:p>
          </table:table-cell>
          <table:table-cell office:value-type="float" office:value="76.398960000000002" table:style-name="ce2">
            <text:p>76,39896</text:p>
          </table:table-cell>
          <table:table-cell office:value-type="float" office:value="77.038542000000007" table:style-name="ce2">
            <text:p>77,038542</text:p>
          </table:table-cell>
          <table:table-cell office:value-type="float" office:value="88.963801000000004" table:style-name="ce2">
            <text:p>88,963801</text:p>
          </table:table-cell>
          <table:table-cell table:style-name="ce2"/>
          <table:table-cell table:number-columns-repeated="2" table:style-name="ce1"/>
          <table:table-cell office:value-type="string" table:style-name="ce1">
            <text:p>2 thread</text:p>
          </table:table-cell>
          <table:table-cell table:style-name="ce1"/>
          <table:table-cell office:value-type="float" office:value="88.558246999999994" table:style-name="ce2">
            <text:p>88,558247</text:p>
          </table:table-cell>
          <table:table-cell office:value-type="float" office:value="82.544425000000004" table:style-name="ce2">
            <text:p>82,544425</text:p>
          </table:table-cell>
          <table:table-cell office:value-type="float" office:value="82.208291000000003" table:style-name="ce2">
            <text:p>82,208291</text:p>
          </table:table-cell>
          <table:table-cell office:value-type="float" office:value="82.122303000000002" table:style-name="ce2">
            <text:p>82,122303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53.57753099999999" table:style-name="ce2">
            <text:p>153,577531</text:p>
          </table:table-cell>
          <table:table-cell office:value-type="float" office:value="87.287865999999994" table:style-name="ce2">
            <text:p>87,287866</text:p>
          </table:table-cell>
          <table:table-cell office:value-type="float" office:value="76.701514000000003" table:style-name="ce2">
            <text:p>76,701514</text:p>
          </table:table-cell>
          <table:table-cell office:value-type="float" office:value="76.913124999999994" table:style-name="ce2">
            <text:p>76,913125</text:p>
          </table:table-cell>
          <table:table-cell office:value-type="float" office:value="89.261076000000003" table:style-name="ce2">
            <text:p>89,261076</text:p>
          </table:table-cell>
          <table:table-cell table:style-name="ce2"/>
          <table:table-cell table:number-columns-repeated="4" table:style-name="ce1"/>
          <table:table-cell office:value-type="float" office:value="87.552161999999996" table:style-name="ce2">
            <text:p>87,552162</text:p>
          </table:table-cell>
          <table:table-cell office:value-type="float" office:value="82.502189000000001" table:style-name="ce2">
            <text:p>82,502189</text:p>
          </table:table-cell>
          <table:table-cell office:value-type="float" office:value="82.311019000000002" table:style-name="ce2">
            <text:p>82,311019</text:p>
          </table:table-cell>
          <table:table-cell office:value-type="float" office:value="82.914300999999995" table:style-name="ce2">
            <text:p>82,914301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53.678259" table:style-name="ce2">
            <text:p>153,678259</text:p>
          </table:table-cell>
          <table:table-cell office:value-type="float" office:value="87.204044999999994" table:style-name="ce2">
            <text:p>87,204045</text:p>
          </table:table-cell>
          <table:table-cell office:value-type="float" office:value="76.633215000000007" table:style-name="ce2">
            <text:p>76,633215</text:p>
          </table:table-cell>
          <table:table-cell office:value-type="float" office:value="76.907624999999996" table:style-name="ce2">
            <text:p>76,907625</text:p>
          </table:table-cell>
          <table:table-cell office:value-type="float" office:value="89.036883000000003" table:style-name="ce2">
            <text:p>89,036883</text:p>
          </table:table-cell>
          <table:table-cell table:style-name="ce2"/>
          <table:table-cell table:number-columns-repeated="4" table:style-name="ce1"/>
          <table:table-cell office:value-type="float" office:value="87.730155999999994" table:style-name="ce2">
            <text:p>87,730156</text:p>
          </table:table-cell>
          <table:table-cell office:value-type="float" office:value="82.582757999999998" table:style-name="ce2">
            <text:p>82,582758</text:p>
          </table:table-cell>
          <table:table-cell office:value-type="float" office:value="82.262754000000001" table:style-name="ce2">
            <text:p>82,262754</text:p>
          </table:table-cell>
          <table:table-cell office:value-type="float" office:value="83.880371999999994" table:style-name="ce2">
            <text:p>83,880372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53.62910199999999" table:style-name="ce2">
            <text:p>153,629102</text:p>
          </table:table-cell>
          <table:table-cell office:value-type="float" office:value="86.539796999999993" table:style-name="ce2">
            <text:p>86,539797</text:p>
          </table:table-cell>
          <table:table-cell office:value-type="float" office:value="76.542114999999995" table:style-name="ce2">
            <text:p>76,542115</text:p>
          </table:table-cell>
          <table:table-cell office:value-type="float" office:value="77.089394999999996" table:style-name="ce2">
            <text:p>77,089395</text:p>
          </table:table-cell>
          <table:table-cell office:value-type="float" office:value="89.091200999999998" table:style-name="ce2">
            <text:p>89,091201</text:p>
          </table:table-cell>
          <table:table-cell table:style-name="ce2"/>
          <table:table-cell table:number-columns-repeated="4" table:style-name="ce1"/>
          <table:table-cell office:value-type="float" office:value="87.865832999999995" table:style-name="ce2">
            <text:p>87,865833</text:p>
          </table:table-cell>
          <table:table-cell office:value-type="float" office:value="82.471455000000006" table:style-name="ce2">
            <text:p>82,471455</text:p>
          </table:table-cell>
          <table:table-cell office:value-type="float" office:value="82.347645" table:style-name="ce2">
            <text:p>82,347645</text:p>
          </table:table-cell>
          <table:table-cell office:value-type="float" office:value="82.259908999999993" table:style-name="ce2">
            <text:p>82,25990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53.6070708" table:formula="msoxl:=AVERAGE(B22:B26)" table:style-name="ce1">
            <text:p>153,6070708</text:p>
          </table:table-cell>
          <table:table-cell office:value-type="float" office:value="87.04223420000001" table:formula="msoxl:=AVERAGE(C22:C26)" table:style-name="ce1">
            <text:p>87,0422342</text:p>
          </table:table-cell>
          <table:table-cell office:value-type="float" office:value="76.562872799999994" table:formula="msoxl:=AVERAGE(D22:D26)" table:style-name="ce1">
            <text:p>76,5628728</text:p>
          </table:table-cell>
          <table:table-cell office:value-type="float" office:value="77.027941199999987" table:formula="msoxl:=AVERAGE(E22:E26)" table:style-name="ce1">
            <text:p>77,0279412</text:p>
          </table:table-cell>
          <table:table-cell office:value-type="float" office:value="89.0947472" table:formula="msoxl:=AVERAGE(F22:F26)" table:style-name="ce1">
            <text:p>89,0947472</text:p>
          </table:table-cell>
          <table:table-cell table:number-columns-repeated="5" table:style-name="ce1"/>
          <table:table-cell office:value-type="float" office:value="87.852594000000011" table:formula="msoxl:=AVERAGE(L22:L26)" table:style-name="ce1">
            <text:p>87,852594</text:p>
          </table:table-cell>
          <table:table-cell office:value-type="float" office:value="82.5315504" table:formula="msoxl:=AVERAGE(M22:M26)" table:style-name="ce1">
            <text:p>82,5315504</text:p>
          </table:table-cell>
          <table:table-cell office:value-type="float" office:value="82.314201999999995" table:formula="msoxl:=AVERAGE(N22:N26)" table:style-name="ce1">
            <text:p>82,314202</text:p>
          </table:table-cell>
          <table:table-cell office:value-type="float" office:value="82.739428000000004" table:formula="msoxl:=AVERAGE(O22:O26)" table:style-name="ce1">
            <text:p>82,739428</text:p>
          </table:table-cell>
          <table:table-cell office:value-type="float" office:value="0" table:formula="msoxl:=AVERAGE(P22:P26)" table:style-name="ce1">
            <text:p>#DIV/0!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speedup</text:p>
          </table:table-cell>
          <table:table-cell office:value-type="float" office:value="1.7647418200117844" table:formula="msoxl:=$B28/C28" table:style-name="ce4">
            <text:p>1,76</text:p>
          </table:table-cell>
          <table:table-cell office:value-type="float" office:value="2.0062866658786085" table:formula="msoxl:=$B28/D28" table:style-name="ce4">
            <text:p>2,01</text:p>
          </table:table-cell>
          <table:table-cell office:value-type="float" office:value="1.9941733922391272" table:formula="msoxl:=$B28/E28" table:style-name="ce4">
            <text:p>1,99</text:p>
          </table:table-cell>
          <table:table-cell office:value-type="float" office:value="1.724086723712035" table:formula="msoxl:=$B28/F28" table:style-name="ce4">
            <text:p>1,72</text:p>
          </table:table-cell>
          <table:table-cell table:number-columns-repeated="4" table:style-name="ce1"/>
          <table:table-cell office:value-type="string" table:style-name="ce1">
            <text:p>Speedup</text:p>
          </table:table-cell>
          <table:table-cell office:value-type="float" office:value="1.7484636913509917" table:formula="msoxl:=$B28/L28" table:style-name="ce4">
            <text:p>1,75</text:p>
          </table:table-cell>
          <table:table-cell office:value-type="float" office:value="1.861192114476502" table:formula="msoxl:=$B28/M28" table:style-name="ce4">
            <text:p>1,86</text:p>
          </table:table-cell>
          <table:table-cell office:value-type="float" office:value="1.8661065413718039" table:formula="msoxl:=$B28/N28" table:style-name="ce4">
            <text:p>1,87</text:p>
          </table:table-cell>
          <table:table-cell office:value-type="float" office:value="1.8565159865499674" table:formula="msoxl:=$B28/O28" table:style-name="ce4">
            <text:p>1,8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NI NJ 10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3" table:style-name="ce1"/>
          <table:table-cell office:value-type="string" table:style-name="ce3">
            <text:p>NI NJ 10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STEP 100</text:p>
          </table:table-cell>
          <table:table-cell office:value-type="float" office:value="176.34673100000001" table:style-name="ce2">
            <text:p>176,346731</text:p>
          </table:table-cell>
          <table:table-cell office:value-type="float" office:value="104.53829399999999" table:style-name="ce2">
            <text:p>104,538294</text:p>
          </table:table-cell>
          <table:table-cell office:value-type="float" office:value="94.863230000000001" table:style-name="ce2">
            <text:p>94,86323</text:p>
          </table:table-cell>
          <table:table-cell office:value-type="float" office:value="94.726966000000004" table:style-name="ce2">
            <text:p>94,726966</text:p>
          </table:table-cell>
          <table:table-cell office:value-type="float" office:value="94.888955999999993" table:style-name="ce2">
            <text:p>94,888956</text:p>
          </table:table-cell>
          <table:table-cell table:style-name="ce2"/>
          <table:table-cell table:number-columns-repeated="2" table:style-name="ce1"/>
          <table:table-cell office:value-type="string" table:style-name="ce1">
            <text:p>NSTEP 100</text:p>
          </table:table-cell>
          <table:table-cell table:style-name="ce2"/>
          <table:table-cell office:value-type="float" office:value="121.825782" table:style-name="ce2">
            <text:p>121,825782</text:p>
          </table:table-cell>
          <table:table-cell office:value-type="float" office:value="115.370842" table:style-name="ce2">
            <text:p>115,370842</text:p>
          </table:table-cell>
          <table:table-cell office:value-type="float" office:value="115.823644" table:style-name="ce2">
            <text:p>115,823644</text:p>
          </table:table-cell>
          <table:table-cell office:value-type="float" office:value="116.25868199999999" table:style-name="ce2">
            <text:p>116,25868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 thread</text:p>
          </table:table-cell>
          <table:table-cell table:number-columns-repeated="6" table:style-name="ce2"/>
          <table:table-cell table:number-columns-repeated="2" table:style-name="ce1"/>
          <table:table-cell office:value-type="string" table:style-name="ce1">
            <text:p>2 thread</text:p>
          </table:table-cell>
          <table:table-cell table:number-columns-repeated="5" table:style-name="ce2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">
            <text:p>speedup</text:p>
          </table:table-cell>
          <table:table-cell office:value-type="float" office:value="1.6869103584185143" table:formula="msoxl:=$B31/C31" table:style-name="ce5">
            <text:p>1,69</text:p>
          </table:table-cell>
          <table:table-cell office:value-type="float" office:value="1.8589576909831134" table:formula="msoxl:=$B31/D31" table:style-name="ce5">
            <text:p>1,86</text:p>
          </table:table-cell>
          <table:table-cell office:value-type="float" office:value="1.8616317870879555" table:formula="msoxl:=$B31/E31" table:style-name="ce5">
            <text:p>1,86</text:p>
          </table:table-cell>
          <table:table-cell office:value-type="float" office:value="1.8584536961287679" table:formula="msoxl:=$B31/F31" table:style-name="ce5">
            <text:p>1,86</text:p>
          </table:table-cell>
          <table:table-cell table:style-name="ce2"/>
          <table:table-cell table:number-columns-repeated="3" table:style-name="ce1"/>
          <table:table-cell office:value-type="string" table:style-name="ce2">
            <text:p>speedup</text:p>
          </table:table-cell>
          <table:table-cell office:value-type="float" office:value="1.447532107776661" table:formula="msoxl:=$B31/L31" table:style-name="ce5">
            <text:p>1,45</text:p>
          </table:table-cell>
          <table:table-cell office:value-type="float" office:value="1.5285207938414804" table:formula="msoxl:=$B31/M31" table:style-name="ce5">
            <text:p>1,53</text:p>
          </table:table-cell>
          <table:table-cell office:value-type="float" office:value="1.5225451808440771" table:formula="msoxl:=$B31/N31" table:style-name="ce5">
            <text:p>1,52</text:p>
          </table:table-cell>
          <table:table-cell office:value-type="float" office:value="1.5168478428131502" table:formula="msoxl:=$B31/O31" table:style-name="ce5">
            <text:p>1,52</text:p>
          </table:table-cell>
          <table:table-cell table:number-columns-repeated="16369" table:style-name="ce1"/>
        </table:table-row>
        <table:table-row table:number-rows-repeated="2" table:style-name="ro1">
          <table:table-cell table:style-name="ce1"/>
          <table:table-cell table:number-columns-repeated="6"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15" table:style-name="ce1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table:style-name="ce2"/>
          <table:table-cell table:number-columns-repeated="16368"/>
        </table:table-row>
        <table:table-row table:style-name="ro2">
          <table:table-cell office:value-type="string" table:style-name="ce3">
            <text:p>NI 10000 <text:s text:c="6"/>NJ 1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3" table:style-name="ce1"/>
          <table:table-cell office:value-type="string" table:style-name="ce3">
            <text:p>NI 10000 <text:s text:c="6"/>NJ 1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NSTEP 1000</text:p>
          </table:table-cell>
          <table:table-cell office:value-type="float" office:value="16.599187000000001" table:style-name="ce2">
            <text:p>16,599187</text:p>
          </table:table-cell>
          <table:table-cell office:value-type="float" office:value="9.3592849999999999" table:style-name="ce2">
            <text:p>9,359285</text:p>
          </table:table-cell>
          <table:table-cell office:value-type="float" office:value="8.3451000000000004" table:style-name="ce2">
            <text:p>8,3451</text:p>
          </table:table-cell>
          <table:table-cell office:value-type="float" office:value="8.3381690000000006" table:style-name="ce2">
            <text:p>8,338169</text:p>
          </table:table-cell>
          <table:table-cell office:value-type="float" office:value="8.2361310000000003" table:style-name="ce2">
            <text:p>8,236131</text:p>
          </table:table-cell>
          <table:table-cell table:number-columns-repeated="3" table:style-name="ce1"/>
          <table:table-cell office:value-type="string" table:style-name="ce1">
            <text:p>NSTEP 1000</text:p>
          </table:table-cell>
          <table:table-cell table:style-name="ce2"/>
          <table:table-cell office:value-type="float" office:value="9.7893939999999997" table:style-name="ce2">
            <text:p>9,789394</text:p>
          </table:table-cell>
          <table:table-cell office:value-type="float" office:value="9.0839470000000002" table:style-name="ce2">
            <text:p>9,083947</text:p>
          </table:table-cell>
          <table:table-cell office:value-type="float" office:value="9.3806259999999995" table:style-name="ce2">
            <text:p>9,380626</text:p>
          </table:table-cell>
          <table:table-cell office:value-type="float" office:value="9.1515459999999997" table:style-name="ce2">
            <text:p>9,151546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4 thread</text:p>
          </table:table-cell>
          <table:table-cell office:value-type="float" office:value="16.608509000000002" table:style-name="ce2">
            <text:p>16,608509</text:p>
          </table:table-cell>
          <table:table-cell office:value-type="float" office:value="9.3823539999999994" table:style-name="ce2">
            <text:p>9,382354</text:p>
          </table:table-cell>
          <table:table-cell office:value-type="float" office:value="8.293939" table:style-name="ce2">
            <text:p>8,293939</text:p>
          </table:table-cell>
          <table:table-cell office:value-type="float" office:value="8.3327050000000007" table:style-name="ce2">
            <text:p>8,332705</text:p>
          </table:table-cell>
          <table:table-cell office:value-type="float" office:value="8.2239090000000008" table:style-name="ce2">
            <text:p>8,223909</text:p>
          </table:table-cell>
          <table:table-cell table:number-columns-repeated="3" table:style-name="ce1"/>
          <table:table-cell office:value-type="string" table:style-name="ce1">
            <text:p>2 thread</text:p>
          </table:table-cell>
          <table:table-cell table:style-name="ce2"/>
          <table:table-cell office:value-type="float" office:value="9.7697040000000008" table:style-name="ce2">
            <text:p>9,769704</text:p>
          </table:table-cell>
          <table:table-cell office:value-type="float" office:value="9.0482510000000005" table:style-name="ce2">
            <text:p>9,048251</text:p>
          </table:table-cell>
          <table:table-cell office:value-type="float" office:value="9.33643" table:style-name="ce2">
            <text:p>9,33643</text:p>
          </table:table-cell>
          <table:table-cell office:value-type="float" office:value="9.1613860000000003" table:style-name="ce2">
            <text:p>9,161386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/>
          <table:table-cell office:value-type="float" office:value="16.603594000000001" table:style-name="ce2">
            <text:p>16,603594</text:p>
          </table:table-cell>
          <table:table-cell office:value-type="float" office:value="9.3852259999999994" table:style-name="ce2">
            <text:p>9,385226</text:p>
          </table:table-cell>
          <table:table-cell office:value-type="float" office:value="8.3170199999999994" table:style-name="ce2">
            <text:p>8,31702</text:p>
          </table:table-cell>
          <table:table-cell office:value-type="float" office:value="8.3413559999999993" table:style-name="ce2">
            <text:p>8,341356</text:p>
          </table:table-cell>
          <table:table-cell office:value-type="float" office:value="8.2232730000000007" table:style-name="ce2">
            <text:p>8,223273</text:p>
          </table:table-cell>
          <table:table-cell table:number-columns-repeated="4" table:style-name="ce1"/>
          <table:table-cell table:style-name="ce2"/>
          <table:table-cell office:value-type="float" office:value="9.8211300000000001" table:style-name="ce2">
            <text:p>9,82113</text:p>
          </table:table-cell>
          <table:table-cell office:value-type="float" office:value="9.1297639999999998" table:style-name="ce2">
            <text:p>9,129764</text:p>
          </table:table-cell>
          <table:table-cell office:value-type="float" office:value="9.3205550000000006" table:style-name="ce2">
            <text:p>9,320555</text:p>
          </table:table-cell>
          <table:table-cell office:value-type="float" office:value="9.121181" table:style-name="ce2">
            <text:p>9,121181</text:p>
          </table:table-cell>
          <table:table-cell table:style-name="ce2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6.603763333333333" table:formula="msoxl:=AVERAGE(B48:B50)" table:style-name="ce4">
            <text:p>16,60</text:p>
          </table:table-cell>
          <table:table-cell office:value-type="float" office:value="9.3756216666666656" table:formula="msoxl:=AVERAGE(C48:C50)" table:style-name="ce4">
            <text:p>9,38</text:p>
          </table:table-cell>
          <table:table-cell office:value-type="float" office:value="8.3186863333333338" table:formula="msoxl:=AVERAGE(D48:D50)" table:style-name="ce4">
            <text:p>8,32</text:p>
          </table:table-cell>
          <table:table-cell office:value-type="float" office:value="8.3374100000000002" table:formula="msoxl:=AVERAGE(E48:E50)" table:style-name="ce4">
            <text:p>8,34</text:p>
          </table:table-cell>
          <table:table-cell office:value-type="float" office:value="8.2277709999999988" table:formula="msoxl:=AVERAGE(F48:F50)" table:style-name="ce4">
            <text:p>8,23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NI 100 <text:s text:c="8"/>NJ 10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3" table:style-name="ce1"/>
          <table:table-cell office:value-type="string" table:style-name="ce3">
            <text:p>NI 100 <text:s text:c="8"/>NJ 10000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 – 10</text:p>
          </table:table-cell>
          <table:table-cell office:value-type="string" table:style-name="ce1">
            <text:p>p3 – 1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STEP 1000</text:p>
          </table:table-cell>
          <table:table-cell office:value-type="float" office:value="16.159319" table:style-name="ce2">
            <text:p>16,159319</text:p>
          </table:table-cell>
          <table:table-cell office:value-type="float" office:value="9.0653749999999995" table:style-name="ce2">
            <text:p>9,065375</text:p>
          </table:table-cell>
          <table:table-cell office:value-type="float" office:value="7.9842589999999998" table:style-name="ce2">
            <text:p>7,984259</text:p>
          </table:table-cell>
          <table:table-cell office:value-type="float" office:value="9.3756260000000005" table:style-name="ce2">
            <text:p>9,375626</text:p>
          </table:table-cell>
          <table:table-cell office:value-type="float" office:value="19.225597" table:style-name="ce2">
            <text:p>19,225597</text:p>
          </table:table-cell>
          <table:table-cell table:number-columns-repeated="3" table:style-name="ce1"/>
          <table:table-cell office:value-type="string" table:style-name="ce1">
            <text:p>NSTEP 1000</text:p>
          </table:table-cell>
          <table:table-cell table:style-name="ce2"/>
          <table:table-cell office:value-type="float" office:value="9.3234999999999992" table:style-name="ce2">
            <text:p>9,3235</text:p>
          </table:table-cell>
          <table:table-cell office:value-type="float" office:value="8.9044360000000005" table:style-name="ce2">
            <text:p>8,904436</text:p>
          </table:table-cell>
          <table:table-cell office:value-type="float" office:value="8.9863400000000002" table:style-name="ce2">
            <text:p>8,98634</text:p>
          </table:table-cell>
          <table:table-cell office:value-type="float" office:value="17.735130000000002" table:style-name="ce2">
            <text:p>17,73513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1">
            <text:p>4 thread</text:p>
          </table:table-cell>
          <table:table-cell office:value-type="float" office:value="16.274446999999999" table:style-name="ce2">
            <text:p>16,274447</text:p>
          </table:table-cell>
          <table:table-cell office:value-type="float" office:value="9.0371749999999995" table:style-name="ce2">
            <text:p>9,037175</text:p>
          </table:table-cell>
          <table:table-cell office:value-type="float" office:value="8.0009540000000001" table:style-name="ce2">
            <text:p>8,000954</text:p>
          </table:table-cell>
          <table:table-cell office:value-type="float" office:value="9.3960849999999994" table:style-name="ce2">
            <text:p>9,396085</text:p>
          </table:table-cell>
          <table:table-cell office:value-type="float" office:value="19.442843" table:style-name="ce2">
            <text:p>19,442843</text:p>
          </table:table-cell>
          <table:table-cell table:number-columns-repeated="3" table:style-name="ce1"/>
          <table:table-cell office:value-type="string" table:style-name="ce1">
            <text:p>2 thread</text:p>
          </table:table-cell>
          <table:table-cell table:style-name="ce2"/>
          <table:table-cell office:value-type="float" office:value="9.4659359999999992" table:style-name="ce2">
            <text:p>9,465936</text:p>
          </table:table-cell>
          <table:table-cell office:value-type="float" office:value="8.8999310000000005" table:style-name="ce2">
            <text:p>8,899931</text:p>
          </table:table-cell>
          <table:table-cell office:value-type="float" office:value="8.9960170000000002" table:style-name="ce2">
            <text:p>8,996017</text:p>
          </table:table-cell>
          <table:table-cell office:value-type="float" office:value="17.779256" table:style-name="ce2">
            <text:p>17,779256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/>
          <table:table-cell office:value-type="float" office:value="16.145125" table:style-name="ce2">
            <text:p>16,145125</text:p>
          </table:table-cell>
          <table:table-cell office:value-type="float" office:value="9.0723470000000006" table:style-name="ce2">
            <text:p>9,072347</text:p>
          </table:table-cell>
          <table:table-cell office:value-type="float" office:value="8.0113839999999996" table:style-name="ce2">
            <text:p>8,011384</text:p>
          </table:table-cell>
          <table:table-cell office:value-type="float" office:value="9.4627879999999998" table:style-name="ce2">
            <text:p>9,462788</text:p>
          </table:table-cell>
          <table:table-cell office:value-type="float" office:value="18.975738" table:style-name="ce2">
            <text:p>18,975738</text:p>
          </table:table-cell>
          <table:table-cell table:number-columns-repeated="4" table:style-name="ce1"/>
          <table:table-cell table:style-name="ce2"/>
          <table:table-cell office:value-type="float" office:value="9.3629599999999993" table:style-name="ce2">
            <text:p>9,36296</text:p>
          </table:table-cell>
          <table:table-cell office:value-type="float" office:value="8.9079879999999996" table:style-name="ce2">
            <text:p>8,907988</text:p>
          </table:table-cell>
          <table:table-cell office:value-type="float" office:value="9.0098859999999998" table:style-name="ce2">
            <text:p>9,009886</text:p>
          </table:table-cell>
          <table:table-cell office:value-type="float" office:value="18.507328000000001" table:style-name="ce2">
            <text:p>18,507328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6.192963666666667" table:formula="msoxl:=AVERAGE(B55:B57)" table:style-name="ce4">
            <text:p>16,19</text:p>
          </table:table-cell>
          <table:table-cell office:value-type="float" office:value="9.0582989999999999" table:formula="msoxl:=AVERAGE(C55:C57)" table:style-name="ce4">
            <text:p>9,06</text:p>
          </table:table-cell>
          <table:table-cell office:value-type="float" office:value="7.9988656666666671" table:formula="msoxl:=AVERAGE(D55:D57)" table:style-name="ce4">
            <text:p>8,00</text:p>
          </table:table-cell>
          <table:table-cell office:value-type="float" office:value="9.4114996666666659" table:formula="msoxl:=AVERAGE(E55:E57)" table:style-name="ce4">
            <text:p>9,41</text:p>
          </table:table-cell>
          <table:table-cell office:value-type="float" office:value="19.214726000000002" table:formula="msoxl:=AVERAGE(F55:F57)" table:style-name="ce4">
            <text:p>19,21</text:p>
          </table:table-cell>
          <table:table-cell table:number-columns-repeated="16378" table:style-name="ce1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derica Amato</meta:initial-creator>
    <dc:creator>Federica Amato</dc:creator>
    <meta:creation-date>2017-02-10T17:12:56Z</meta:creation-date>
    <dc:date>2017-02-13T13:54:47Z</dc:date>
    <meta:editing-cycles>71</meta:editing-cycles>
    <meta:editing-duration>PT21278S</meta:editing-duration>
    <meta:user-defined meta:name="WorkbookGuid">9ffb14fa-b22c-4a72-b887-b3efd86dcf8a</meta:user-defined>
  </office:meta>
</office:document-meta>
</file>